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53eca" officeooo:paragraph-rsid="00053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enta y repositorios en GitHub</text:h>
      <text:p text:style-name="Text_20_body"/>
      <text:p text:style-name="P1">Cuenta GitHub: <text:a xlink:type="simple" xlink:href="https://github.com/a24rubenac" text:style-name="Internet_20_link" text:visited-style-name="Visited_20_Internet_20_Link">https://github.com/a24rubenac</text:a></text:p>
      <text:p text:style-name="P1">Repositorio en Java: <text:a xlink:type="simple" xlink:href="https://github.com/a24rubenac/AD_DAM" text:style-name="Internet_20_link" text:visited-style-name="Visited_20_Internet_20_Link">https://github.com/a24rubenac/AD_DAM</text:a></text:p>
      <text:p text:style-name="P1">Repositorio en Kotlin: <text:a xlink:type="simple" xlink:href="https://github.com/a24rubenac/PMDM_DAM" text:style-name="Internet_20_link" text:visited-style-name="Visited_20_Internet_20_Link">https://github.com/a24rubenac/PMDM_DAM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7:05:29.765000000</meta:creation-date>
    <dc:date>2024-09-26T17:53:54.140000000</dc:date>
    <meta:editing-duration>PT37M55S</meta:editing-duration>
    <meta:editing-cycles>1</meta:editing-cycles>
    <meta:document-statistic meta:table-count="0" meta:image-count="0" meta:object-count="0" meta:page-count="1" meta:paragraph-count="4" meta:word-count="16" meta:character-count="193" meta:non-whitespace-character-count="181"/>
    <meta:generator>LibreOffice/24.2.3.2$Windows_X86_64 LibreOffice_project/433d9c2ded56988e8a90e6b2e771ee4e6a5ab2ba</meta:generator>
  </office:meta>
</office:document-meta>
</file>